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37eb2" officeooo:paragraph-rsid="00037eb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Item 1</text:p>
        </text:list-item>
        <text:list-item>
          <text:p text:style-name="P1">Item 2</text:p>
        </text:list-item>
        <text:list-item>
          <text:p text:style-name="P1">Item 3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0:21:40.743223794</meta:creation-date>
    <dc:date>2024-05-08T10:21:56.391897551</dc:date>
    <meta:editing-duration>PT15S</meta:editing-duration>
    <meta:editing-cycles>1</meta:editing-cycles>
    <meta:document-statistic meta:table-count="0" meta:image-count="0" meta:object-count="0" meta:page-count="1" meta:paragraph-count="3" meta:word-count="9" meta:character-count="22" meta:non-whitespace-character-count="18"/>
    <meta:generator>LibreOffice/24.2.2.2$MacOSX_AARCH64 LibreOffice_project/d56cc158d8a96260b836f100ef4b4ef25d6f1a01</meta:generator>
  </office:meta>
</office:document-meta>
</file>